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Memory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replace( ElementDescriptor orig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ARCMemoryCache.remove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RC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RCMemoryCache.ARC( ICacheElement ce , boolean isGe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72">
            <text:p text:style-name="Table_20_Contents">172</text:p>
          </table:table-cell>
        </table:table-row>
        <table:table-row>
          <table:table-cell office:value-type="string">
            <text:p text:style-name="Table_20_Contents">ARCMemoryCache.update( ICacheElement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MemoryCache.getQui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ARCMemor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getKe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ElementDescriptor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MemoryCache.get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MemoryCache.initialize( CompositeCache h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